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f7736" officeooo:paragraph-rsid="001f773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4f500" officeooo:paragraph-rsid="0024f500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text-properties fo:font-size="12pt" officeooo:rsid="001f7736" officeooo:paragraph-rsid="001f7736" style:font-size-asian="10.5pt" style:font-size-complex="12pt"/>
    </style:style>
    <style:style style:name="P4" style:family="paragraph" style:parent-style-name="Standard" style:list-style-name="L1">
      <style:text-properties fo:font-size="12pt" officeooo:rsid="001fe3d0" officeooo:paragraph-rsid="001fe3d0" style:font-size-asian="10.5pt" style:font-size-complex="12pt"/>
    </style:style>
    <style:style style:name="P5" style:family="paragraph" style:parent-style-name="Standard">
      <style:text-properties fo:font-size="12pt" officeooo:rsid="001fe3d0" officeooo:paragraph-rsid="001fe3d0" style:font-size-asian="10.5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208452" officeooo:paragraph-rsid="0020845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f7736" officeooo:paragraph-rsid="001f7736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29bdb4" officeooo:paragraph-rsid="0029bdb4" style:font-size-asian="10.5pt" style:font-weight-asian="bold" style:font-size-complex="12pt" style:font-weight-complex="bold"/>
    </style:style>
    <style:style style:name="P10" style:family="paragraph" style:parent-style-name="Standard" style:list-style-name="L15">
      <style:text-properties fo:font-size="12pt" style:text-underline-style="solid" style:text-underline-width="auto" style:text-underline-color="font-color" fo:font-weight="bold" officeooo:rsid="002b0f3a" officeooo:paragraph-rsid="002b0f3a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2cc4e6" officeooo:paragraph-rsid="002e6f9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267261" officeooo:paragraph-rsid="00267261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fo:font-size="12pt" style:text-underline-style="none" fo:font-weight="normal" officeooo:rsid="00208452" officeooo:paragraph-rsid="0020845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15" style:family="paragraph" style:parent-style-name="Standard" style:list-style-name="L14">
      <style:text-properties fo:font-size="12pt" style:text-underline-style="none" fo:font-weight="normal" officeooo:rsid="00267261" officeooo:paragraph-rsid="00267261" style:font-size-asian="10.5pt" style:font-weight-asian="normal" style:font-size-complex="12pt" style:font-weight-complex="normal"/>
    </style:style>
    <style:style style:name="P16" style:family="paragraph" style:parent-style-name="Standard" style:list-style-name="L14">
      <style:text-properties fo:font-size="12pt" style:text-underline-style="none" fo:font-weight="normal" officeooo:rsid="0029bdb4" officeooo:paragraph-rsid="0029bdb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33db28" officeooo:paragraph-rsid="0033db28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19" style:family="paragraph" style:parent-style-name="Standard" style:list-style-name="L13">
      <style:text-properties fo:font-size="12pt" fo:font-weight="normal" officeooo:rsid="0024f500" officeooo:paragraph-rsid="0024f500" style:font-size-asian="10.5pt" style:font-weight-asian="normal" style:font-size-complex="12pt" style:font-weight-complex="normal"/>
    </style:style>
    <style:style style:name="P20" style:family="paragraph" style:parent-style-name="Standard" style:list-style-name="L12">
      <style:text-properties officeooo:paragraph-rsid="0024f500"/>
    </style:style>
    <style:style style:name="P21" style:family="paragraph" style:parent-style-name="Standard" style:list-style-name="L16">
      <style:text-properties officeooo:paragraph-rsid="002e6f9f"/>
    </style:style>
    <style:style style:name="P22" style:family="paragraph" style:parent-style-name="Standard" style:list-style-name="L16">
      <style:text-properties officeooo:rsid="002fb526" officeooo:paragraph-rsid="002fb526"/>
    </style:style>
    <style:style style:name="P23" style:family="paragraph" style:parent-style-name="Standard">
      <style:text-properties officeooo:rsid="002fedff" officeooo:paragraph-rsid="002fedff"/>
    </style:style>
    <style:style style:name="P24" style:family="paragraph" style:parent-style-name="Standard" style:list-style-name="L17">
      <style:text-properties officeooo:rsid="002fedff" officeooo:paragraph-rsid="002fedff"/>
    </style:style>
    <style:style style:name="P25" style:family="paragraph" style:parent-style-name="Standard" style:list-style-name="L16">
      <style:text-properties officeooo:rsid="0030ff79" officeooo:paragraph-rsid="0030ff79"/>
    </style:style>
    <style:style style:name="P26" style:family="paragraph" style:parent-style-name="Standard" style:list-style-name="L18">
      <style:paragraph-properties fo:text-align="justify" style:justify-single-word="false"/>
      <style:text-properties officeooo:paragraph-rsid="00338e5a"/>
    </style:style>
    <style:style style:name="P27" style:family="paragraph" style:parent-style-name="Standard" style:list-style-name="L18">
      <style:paragraph-properties fo:text-align="justify" style:justify-single-word="false"/>
      <style:text-properties officeooo:paragraph-rsid="0033db28"/>
    </style:style>
    <style:style style:name="P28" style:family="paragraph" style:parent-style-name="Standard" style:list-style-name="L18">
      <style:paragraph-properties fo:text-align="justify" style:justify-single-word="false"/>
      <style:text-properties officeooo:rsid="00356175" officeooo:paragraph-rsid="00356175"/>
    </style:style>
    <style:style style:name="P29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38e5a" officeooo:paragraph-rsid="00338e5a" style:font-size-asian="13.1000003814697pt" style:font-weight-asian="bold" style:font-size-complex="15pt" style:font-weight-complex="bold"/>
    </style:style>
    <style:style style:name="T1" style:family="text">
      <style:text-properties officeooo:rsid="001fe3d0"/>
    </style:style>
    <style:style style:name="T2" style:family="text">
      <style:text-properties officeooo:rsid="00208452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weight="normal" officeooo:rsid="0024f500" style:font-size-asian="10.5pt" style:font-weight-asian="normal" style:font-size-complex="12pt" style:font-weight-complex="normal"/>
    </style:style>
    <style:style style:name="T5" style:family="text">
      <style:text-properties style:text-position="sub 58%" style:text-underline-style="none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2e6f9f" style:font-weight-asian="normal" style:font-weight-complex="normal"/>
    </style:style>
    <style:style style:name="T10" style:family="text">
      <style:text-properties style:text-position="0% 100%" style:text-underline-style="none" officeooo:rsid="002e6f9f"/>
    </style:style>
    <style:style style:name="T11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text-position="0% 100%" fo:font-size="12pt" style:text-underline-style="none" fo:font-weight="normal" officeooo:rsid="002cc4e6" style:font-size-asian="10.5pt" style:font-weight-asian="normal" style:font-size-complex="12pt" style:font-weight-complex="normal"/>
    </style:style>
    <style:style style:name="T13" style:family="text">
      <style:text-properties style:text-position="0% 100%" fo:font-size="12pt" style:text-underline-style="none" fo:font-weight="normal" officeooo:rsid="002e6f9f" style:font-size-asian="10.5pt" style:font-weight-asian="normal" style:font-size-complex="12pt" style:font-weight-complex="normal"/>
    </style:style>
    <style:style style:name="T14" style:family="text">
      <style:text-properties style:text-position="0% 100%" fo:font-size="12pt" style:text-underline-style="none" fo:font-weight="normal" officeooo:rsid="002fedff" style:font-size-asian="10.5pt" style:font-weight-asian="normal" style:font-size-complex="12pt" style:font-weight-complex="normal"/>
    </style:style>
    <style:style style:name="T15" style:family="text">
      <style:text-properties style:text-position="0% 100%" fo:font-size="12pt" style:text-underline-style="none" fo:font-weight="normal" officeooo:rsid="003388c1" style:font-size-asian="10.5pt" style:font-weight-asian="normal" style:font-size-complex="12pt" style:font-weight-complex="normal"/>
    </style:style>
    <style:style style:name="T16" style:family="text">
      <style:text-properties style:text-position="0% 100%" fo:font-size="12pt" style:text-underline-style="none" fo:font-weight="normal" officeooo:rsid="00338e5a" style:font-size-asian="10.5pt" style:font-weight-asian="normal" style:font-size-complex="12pt" style:font-weight-complex="normal"/>
    </style:style>
    <style:style style:name="T17" style:family="text">
      <style:text-properties style:text-position="0% 100%" fo:font-size="12pt" style:text-underline-style="none" fo:font-weight="normal" officeooo:rsid="0033db28" style:font-size-asian="10.5pt" style:font-weight-asian="normal" style:font-size-complex="12pt" style:font-weight-complex="normal"/>
    </style:style>
    <style:style style:name="T18" style:family="text">
      <style:text-properties style:text-position="0% 100%" fo:font-size="12pt" style:text-underline-style="none" fo:font-weight="normal" officeooo:rsid="00356175" style:font-size-asian="10.5pt" style:font-weight-asian="normal" style:font-size-complex="12pt" style:font-weight-complex="normal"/>
    </style:style>
    <style:style style:name="T19" style:family="text">
      <style:text-properties style:text-position="0% 100%" fo:font-size="12pt" style:text-underline-style="none" fo:font-weight="bold" officeooo:rsid="00338e5a" style:font-size-asian="10.5pt" style:font-weight-asian="bold" style:font-size-complex="12pt" style:font-weight-complex="bold"/>
    </style:style>
    <style:style style:name="T20" style:family="text">
      <style:text-properties style:text-position="0% 100%" fo:font-size="12pt" style:text-underline-style="solid" style:text-underline-width="auto" style:text-underline-color="font-color" fo:font-weight="normal" officeooo:rsid="00338e5a" style:font-size-asian="10.5pt" style:font-weight-asian="normal" style:font-size-complex="12pt" style:font-weight-complex="normal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35617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godki</text:p>
      <text:p text:style-name="P18">npr. klik na ikono, vpis ukazne vrstice</text:p>
      <text:p text:style-name="P18">Zunanji dogodki</text:p>
      <text:list xml:id="list2934908683" text:style-name="L12">
        <text:list-item>
          <text:p text:style-name="P20"><text:span text:style-name="T4">poskus vdora</text:span></text:p>
        </text:list-item>
        <text:list-item>
          <text:p text:style-name="P20"><text:span text:style-name="T4">zahteva po komunikaciji</text:span></text:p>
        </text:list-item>
      </text:list>
      <text:p text:style-name="P18">Notranji dogodki</text:p>
      <text:list xml:id="list4070669282" text:style-name="L13">
        <text:list-item>
          <text:p text:style-name="P19">deljenje z 0</text:p>
        </text:list-item>
        <text:list-item>
          <text:p text:style-name="P19">konec prenosa podatkov disk → glavni pomnilnik</text:p>
        </text:list-item>
        <text:list-item>
          <text:p text:style-name="P19">nedovoljen dostop do pomn. lokacije</text:p>
        </text:list-item>
      </text:list>
      <text:p text:style-name="P1">Prekinitvene zahteve</text:p>
      <text:p text:style-name="P8">Vrste prekinitve</text:p>
      <text:list xml:id="list1235817137" text:style-name="L1">
        <text:list-item>
          <text:p text:style-name="P3">strojne – npr. naprava poslje zahtevo STOJ! in prekine tekoc<text:span text:style-name="T2">e</text:span> opravil<text:span text:style-name="T2">e</text:span> CPE (konec V/I operacije)</text:p>
        </text:list-item>
        <text:list-item>
          <text:p text:style-name="P3">programske – <text:span text:style-name="T1">sprozi jih tekoci proces</text:span></text:p>
          <text:list>
            <text:list-item>
              <text:p text:style-name="P4">past (deljenje z 0; nedovoljen ukaz…)</text:p>
            </text:list-item>
            <text:list-item>
              <text:p text:style-name="P4">sistemski klic</text:p>
            </text:list-item>
          </text:list>
        </text:list-item>
      </text:list>
      <text:p text:style-name="P5">V obeh primerih (a, b) bo CPE prekinil tekoc<text:span text:style-name="T2">e</text:span> opravil<text:span text:style-name="T2">o</text:span> in se posvetil dogodku</text:p>
      <text:p text:style-name="P6">Potek prekinitve</text:p>
      <text:p text:style-name="P6"><text:span text:style-name="T3">Ko se pojavi STOJ!</text:span></text:p>
      <text:list xml:id="list251963817" text:style-name="L2">
        <text:list-item>
          <text:p text:style-name="P7"><text:span text:style-name="T3">CPE prekine tekoce opravilo</text:span></text:p>
        </text:list-item>
        <text:list-item>
          <text:p text:style-name="P7"><text:span text:style-name="T3">izvede prekinitveni servisni program (PSP), s katerim se odzove na dogodek</text:span></text:p>
        </text:list-item>
        <text:list-item>
          <text:p text:style-name="P7"><text:span text:style-name="T3">nadaljuje prekinjeno opravilo </text:span></text:p>
        </text:list-item>
      </text:list>
      <text:p text:style-name="P6">Izvedbe prekinitev</text:p>
      <text:list xml:id="list2785479048" text:style-name="L3">
        <text:list-item>
          <text:p text:style-name="P13">programsko izprasevanje (polling)</text:p>
        </text:list-item>
        <text:list-item>
          <text:p text:style-name="P13">vektorsko prekinjanje</text:p>
        </text:list-item>
      </text:list>
      <text:p text:style-name="P12">Programsko izprasevanje</text:p>
      <text:p text:style-name="P14">ko se pojavi STOJ!</text:p>
      <text:list xml:id="list3913368745" text:style-name="L14">
        <text:list-item>
          <text:p text:style-name="P15">CPE prekine tekoce opravilo</text:p>
        </text:list-item>
        <text:list-item>
          <text:p text:style-name="P15">zazene se skupni PSP (interrupt handler), ki ugotovi, od kje je prisla prekinitvena zahteva</text:p>
        </text:list-item>
        <text:list-item>
          <text:p text:style-name="P15">potem se zazene ustrezni PSP</text:p>
        </text:list-item>
        <text:list-item>
          <text:p text:style-name="P15">nadaljuje se prekinjeno opravilo</text:p>
          <text:p text:style-name="P16">+ enostavnost</text:p>
          <text:p text:style-name="P16">- pocasnost</text:p>
        </text:list-item>
      </text:list>
      <text:p text:style-name="P9">Vektorsko prekinjanje</text:p>
      <text:list xml:id="list3012668006" text:style-name="L15">
        <text:list-item>
          <text:p text:style-name="P10"><text:span text:style-name="T3">v gl. pomnilniku je prekinitveni vektor</text:span></text:p>
        </text:list-item>
        <text:list-item>
          <text:p text:style-name="P10"><text:span text:style-name="T3">naprave (izvor) poslje se podatke za prek. vektor</text:span></text:p>
        </text:list-item>
        <text:list-item>
          <text:p text:style-name="P10"><text:span text:style-name="T3">CPE prekine tekoe opravilo (shrani PC na sklad)</text:span></text:p>
        </text:list-item>
        <text:list-item>
          <text:p text:style-name="P10"><text:span text:style-name="T3">uporabi i da prebere A</text:span><text:span text:style-name="T5">i</text:span><text:span text:style-name="T8"> in ga vpise v PC</text:span><text:span text:style-name="T3"> </text:span></text:p>
        </text:list-item>
        <text:list-item>
          <text:p text:style-name="P10"><text:span text:style-name="T3">izvede PSP</text:span><text:span text:style-name="T5">i</text:span></text:p>
        </text:list-item>
        <text:list-item>
          <text:p text:style-name="P10"><text:span text:style-name="T8">nadaljuje preninjeno delo (s sklada vzame PC, … in restavrira stanje procesorja ob prekinitvi)</text:span></text:p>
        </text:list-item>
      </text:list>
      <text:p text:style-name="P11"><text:span text:style-name="T6">Prekinjanje prekinitev</text:span></text:p>
      <text:list xml:id="list679122063" text:style-name="L16">
        <text:list-item>
          <text:p text:style-name="P21"><text:span text:style-name="T12">Vecinoma se PSP lahko zopet prekine </text:span><text:span text:style-name="T13">(gnezdene prekinitve)</text:span></text:p>
        </text:list-item>
        <text:list-item>
          <text:p text:style-name="P22"><text:span text:style-name="T13">t</text:span><text:span text:style-name="T11">u se uporabljajo prioritete prekinitvenih zahtev</text:span></text:p>
        </text:list-item>
        <text:list-item>
          <text:p text:style-name="P22"><text:span text:style-name="T11">tako pre</text:span><text:span text:style-name="T14">k</text:span><text:span text:style-name="T11">injanje lahko prinasa nevarnosti, ki se jih moramo zavedati</text:span></text:p>
          <text:p text:style-name="P25"><text:span text:style-name="T11">+ vecja prilagodljivost</text:span></text:p>
          <text:p text:style-name="P25"><text:span text:style-name="T11">- potrebna pozornost pri programiranju</text:span></text:p>
        </text:list-item>
      </text:list>
      <text:p text:style-name="P23"><text:span text:style-name="T11">Brez gnezdenih prekinitev</text:span></text:p>
      <text:list xml:id="list1260065224" text:style-name="L17">
        <text:list-item>
          <text:p text:style-name="P24"><text:span text:style-name="T11">obicajno enostavnejse </text:span><text:span text:style-name="T15">naprave</text:span></text:p>
        </text:list-item>
      </text:list>
      <text:p text:style-name="P11"><text:span text:style-name="T9"/></text:p>
      <text:p text:style-name="P29"><text:span text:style-name="T10">V</text:span><text:span text:style-name="T7">hod in izhod racunalniskega sistema</text:span></text:p>
      <text:list xml:id="list2376315666" text:style-name="L18">
        <text:list-item>
          <text:p text:style-name="P26"><text:span text:style-name="T20">V/I sistem</text:span><text:span text:style-name="T19"> </text:span><text:span text:style-name="T16">= V/I naprave + krmilniki, ki skrbijo za te naprave + programi za V/I operacije</text:span></text:p>
        </text:list-item>
        <text:list-item>
          <text:p text:style-name="P27"><text:span text:style-name="T17">Krmilnik: skrbi za podrobnosti pri prenosu podatkov med V/I in svojim pomnilnikom (npr. opazuje stanje V/I naprave, </text:span><text:span text:style-name="T18">izvaja podrobne operacije, popravlja napake pri prenosu</text:span><text:span text:style-name="T17">)</text:span></text:p>
        </text:list-item>
        <text:list-item>
          <text:p text:style-name="P28"><text:span text:style-name="T17">r</text:span><text:span text:style-name="T11">egistri:</text:span></text:p>
          <text:list>
            <text:list-item>
              <text:p text:style-name="P28"><text:span text:style-name="T11">statusni register (stanje V/I naprave)</text:span></text:p>
            </text:list-item>
            <text:list-item>
              <text:p text:style-name="P28"><text:span text:style-name="T11">ukazni register (ukaz, ki naj ga izvede V/I naprava)</text:span></text:p>
            </text:list-item>
            <text:list-item>
              <text:p text:style-name="P28"><text:span text:style-name="T11">podatkovni reg./pomnilnik</text:span></text:p>
            </text:list-item>
          </text:list>
        </text:list-item>
      </text:list>
      <text:p text:style-name="P17"><text:span text:style-name="T21"/></text:p>
      <text:p text:style-name="P1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0:06:47.297528941</meta:creation-date>
    <dc:date>2019-03-07T11:02:09.923574898</dc:date>
    <meta:editing-duration>PT44M35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2" meta:paragraph-count="54" meta:word-count="336" meta:character-count="2055" meta:non-whitespace-character-count="1807"/>
  </office:meta>
</office:document-meta>
</file>